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37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text-properties fo:font-size="10pt" style:font-size-asian="24pt" style:font-size-complex="24pt"/>
    </style:style>
    <style:style style:name="P6" style:family="paragraph">
      <style:paragraph-properties style:writing-mode="lr-tb"/>
      <style:text-properties fo:font-size="10pt" style:font-size-asian="24pt" style:font-size-complex="2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umPy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Introduction to Numpy<text:line-break/>Why use Numpy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pdate Numpy to a specific version</text:span></text:p>
                <text:list>
                  <text:list-item>
                    <text:p><text:span text:style-name="T1">conda install numpy=X.XX</text:span></text:p>
                  </text:list-item>
                  <text:list-item>
                    <text:p><text:span text:style-name="T1">pip intall --upgrade numpy==X.XX</text:span></text:p>
                  </text:list-item>
                </text:list>
              </text:list-item>
              <text:list-item>
                <text:p><text:span text:style-name="T1">Benefits of using Numpy</text:span></text:p>
                <text:list>
                  <text:list-item>
                    <text:p><text:span text:style-name="T1">When performing operations on large array NumPy can perform several orders of magnitude faster than Python list</text:span></text:p>
                    <text:list>
                      <text:list-item>
                        <text:p><text:span text:style-name="T1">Comes from memory efficiency and optimized algorithms for arithmetic , statistical and linear algebra operations</text:span></text:p>
                      </text:list-item>
                    </text:list>
                  </text:list-item>
                  <text:list-item>
                    <text:p><text:span text:style-name="T1">Has multidimensional array data structures that can represent vectors that can represent vectors and matrics</text:span></text:p>
                  </text:list-item>
                  <text:list-item>
                    <text:p><text:span text:style-name="T1">optimized built in mathematical funciton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reating NumPy ndarray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n ndarray is a multidimensional array of elements all of the same type.</text:span></text:p>
                <text:list>
                  <text:list-item>
                    <text:p><text:span text:style-name="T1">can hold number or strings</text:span></text:p>
                  </text:list-item>
                  <text:list-item>
                    <text:p><text:span text:style-name="T1">If you provide np.array with a list of string and numbers everything will strings</text:span></text:p>
                  </text:list-item>
                </text:list>
              </text:list-item>
              <text:list-item>
                <text:p><text:span text:style-name="T1">import numpy as np</text:span></text:p>
              </text:list-item>
              <text:list-item>
                <text:p><text:span text:style-name="T1">Create Numpy Arrays</text:span></text:p>
                <text:list>
                  <text:list-item>
                    <text:p><text:span text:style-name="T1">Provide Python List to NumPy </text:span></text:p>
                    <text:list>
                      <text:list-item>
                        <text:p><text:span text:style-name="T1">x = np.array([1,2,3,4,5]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ank of an <text:s/>Array</text:span></text:p>
                <text:list>
                  <text:list-item>
                    <text:p><text:span text:style-name="T1">ndarray.ndim returns the number of array dimensions</text:span></text:p>
                    <text:list>
                      <text:list-item>
                        <text:p><text:span text:style-name="T1">1D arrays as rank 1 </text:span></text:p>
                      </text:list-item>
                      <text:list-item>
                        <text:p><text:span text:style-name="T1">2D arrays as rank 2</text:span></text:p>
                      </text:list-item>
                      <text:list-item>
                        <text:p><text:span text:style-name="T1">N-Dimensional have rank n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Y = np.array( [[1,2,3]], [[4,5,6]], [[7,8,9]], [[10,11,12]] )</text:span></text:p>
                      </text:list-item>
                      <text:list-item>
                        <text:p><text:span text:style-name="T1">Y.ndim = 2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reating NumPy ndarrays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umpy.ndarray.shape</text:span></text:p>
                <text:list>
                  <text:list-item>
                    <text:p><text:span text:style-name="T1">ndarray.shape – Returns a tuple of N positive integers that specify the size of each dimension</text:span></text:p>
                  </text:list-item>
                  <text:list-item>
                    <text:p><text:span text:style-name="T1">Get the Current shape or reshape the array in-place by assigning a tuple of array dimensions</text:span></text:p>
                  </text:list-item>
                  <text:list-item>
                    <text:p><text:span text:style-name="T1">If one of the shape dimensions is -1 the value is inferred from the size of the array and the remaining dimensions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 = np.array([1, 2, 3, 4]) then x.shape() produces (4,)</text:span></text:p>
                      </text:list-item>
                      <text:list-item>
                        <text:p><text:span text:style-name="T1">y = np.zeros((2, 3, 4)) then y.shape() produces (2, 3, 4)</text:span></text:p>
                      </text:list-item>
                      <text:list-item>
                        <text:p><text:span text:style-name="T1">y.shape = (3, 8) then y </text:span></text:p>
                        <text:list>
                          <text:list-item>
                            <text:p><text:span text:style-name="T1">array([[ 0., <text:s/>0., <text:s/>0., <text:s/>0., <text:s/>0., <text:s/>0., <text:s/>0., <text:s/>0.],</text:span></text:p>
                          </text:list-item>
                          <text:list-item>
                            <text:p><text:span text:style-name="T1"><text:s text:c="7"/></text:span><text:span text:style-name="T1">[ 0., <text:s/>0., <text:s/>0., <text:s/>0., <text:s/>0., <text:s/>0., <text:s/>0., <text:s/>0.],</text:span></text:p>
                          </text:list-item>
                          <text:list-item>
                            <text:p><text:span text:style-name="T1"><text:s text:c="7"/></text:span><text:span text:style-name="T1">[ 0., <text:s/>0., <text:s/>0., <text:s/>0., <text:s/>0., <text:s/>0., <text:s/>0., <text:s/>0.]])</text:span></text:p>
                          </text:list-item>
                        </text:list>
                      </text:list-item>
                      <text:list-item>
                        <text:p><text:span text:style-name="T1">y.shape = (3, 6)</text:span></text:p>
                        <text:list>
                          <text:list-item>
                            <text:p><text:span text:style-name="T1">Traceback (most recent call last):</text:span></text:p>
                          </text:list-item>
                          <text:list-item>
                            <text:p><text:span text:style-name="T1"><text:s text:c="2"/></text:span><text:span text:style-name="T1">File "&lt;stdin&gt;", line 1, in &lt;module&gt;</text:span></text:p>
                          </text:list-item>
                          <text:list-item>
                            <text:p><text:span text:style-name="T1">ValueError: total size of new array must be unchanged</text:span></text:p>
                          </text:list-item>
                        </text:list>
                      </text:list-item>
                      <text:list-item>
                        <text:p><text:span text:style-name="T1">np.zeros((4,2))[::2].shape = (-1,)</text:span></text:p>
                        <text:list>
                          <text:list-item>
                            <text:p><text:span text:style-name="T1">Traceback (most recent call last):</text:span></text:p>
                          </text:list-item>
                          <text:list-item>
                            <text:p><text:span text:style-name="T1"><text:s text:c="2"/></text:span><text:span text:style-name="T1">File "&lt;stdin&gt;", line 1, in &lt;module&gt;</text:span></text:p>
                          </text:list-item>
                          <text:list-item>
                            <text:p><text:span text:style-name="T1">AttributeError: Incompatible shape for in-place modification. Use</text:span></text:p>
                          </text:list-item>
                          <text:list-item>
                            <text:p><text:span text:style-name="T1">`.reshape()` to make a copy with the desired shap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reating NumPy ndarrays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umpy.dtype</text:span></text:p>
                <text:list>
                  <text:list-item>
                    <text:p><text:span text:style-name="T1">tells us the datatype of the elements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Input</text:span></text:p>
                        <text:list>
                          <text:list-item>
                            <text:p><text:span text:style-name="T1">x = np.array([1, 2, 3, 4, 5])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# We print information about x</text:span></text:p>
                          </text:list-item>
                          <text:list-item>
                            <text:p><text:span text:style-name="T1">print('x = ', x)</text:span></text:p>
                          </text:list-item>
                          <text:list-item>
                            <text:p><text:span text:style-name="T1">print('x has dimensions:', x.shape)</text:span></text:p>
                          </text:list-item>
                          <text:list-item>
                            <text:p><text:span text:style-name="T1">print('x is an object of type:', type(x))</text:span></text:p>
                          </text:list-item>
                          <text:list-item>
                            <text:p><text:span text:style-name="T1">print('The elements in x are of type:', x.dtype)</text:span></text:p>
                          </text:list-item>
                        </text:list>
                      </text:list-item>
                      <text:list-item>
                        <text:p><text:span text:style-name="T1">Output</text:span></text:p>
                        <text:list>
                          <text:list-item>
                            <text:p><text:span text:style-name="T1">x has dimensions: (5,)</text:span></text:p>
                          </text:list-item>
                          <text:list-item>
                            <text:p><text:span text:style-name="T1">x is an object of type: class 'numpy.ndarray'</text:span></text:p>
                          </text:list-item>
                          <text:list-item>
                            <text:p><text:span text:style-name="T1">The elements in x are of type: int6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reating NumPy ndarrays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# We create a rank 1 ndarray from a Python list that contains integers and strings</text:span></text:p>
                    <text:list>
                      <text:list-item>
                        <text:p><text:span text:style-name="T1">Input</text:span></text:p>
                        <text:list>
                          <text:list-item>
                            <text:p><text:span text:style-name="T1">x = np.array([1, 2, 'World'])</text:span></text:p>
                          </text:list-item>
                          <text:list-item>
                            <text:p><text:span text:style-name="T1">print('x = ', x)</text:span></text:p>
                          </text:list-item>
                          <text:list-item>
                            <text:p><text:span text:style-name="T1">print('x has dimensions:', x.shape)</text:span></text:p>
                          </text:list-item>
                          <text:list-item>
                            <text:p><text:span text:style-name="T1">print('x is an object of type:', type(x))</text:span></text:p>
                          </text:list-item>
                          <text:list-item>
                            <text:p><text:span text:style-name="T1">print('The elements in x are of type:', x.dtype)</text:span></text:p>
                          </text:list-item>
                        </text:list>
                      </text:list-item>
                      <text:list-item>
                        <text:p><text:span text:style-name="T1">Output</text:span></text:p>
                        <text:list>
                          <text:list-item>
                            <text:p><text:span text:style-name="T1">x = ['1' '2' 'World']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x has dimensions: (3,)</text:span></text:p>
                          </text:list-item>
                          <text:list-item>
                            <text:p><text:span text:style-name="T1">x is an object of type: class 'numpy.ndarray'</text:span></text:p>
                          </text:list-item>
                          <text:list-item>
                            <text:p><text:span text:style-name="T1">The elements in x are of type: U21</text:span><text:span text:style-name="T1"><text:tab/></text:span><text:span text:style-name="T1"><text:tab/></text:span><text:span text:style-name="T1"><text:tab/></text:span><text:span text:style-name="T1">// stored as (U)nicode where each holds 21 charact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When creating an ndarray with floats the type is float64</text:span></text:p>
                <text:list>
                  <text:list-item>
                    <text:p><text:span text:style-name="T1">If we create an ndarray with integers and floats the type is float64 to avoid losing precision</text:span></text:p>
                  </text:list-item>
                </text:list>
              </text:list-item>
              <text:list-item>
                <text:p><text:span text:style-name="T1">upcasting – convert all elements to the same datatyp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reating NumPy ndarrays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sing a 1-D Array of Float, and specifying the dtype of each element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`# We create a rank 1 ndarray of floats but set the dtype to int64</text:span></text:p>
                      </text:list-item>
                      <text:list-item>
                        <text:p><text:span text:style-name="T1">x = np.array([1.5, 2.2, 3.7, 4.0, 5.9], dtype = np.int64)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# We print the dtype x</text:span></text:p>
                      </text:list-item>
                      <text:list-item>
                        <text:p><text:span text:style-name="T1">print('x = ', 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roduces [1 2 3 4 5]</text:span></text:p>
                      </text:list-item>
                      <text:list-item>
                        <text:p><text:span text:style-name="T1">print('The elements in x are of type:', x.dtype) </text:span><text:span text:style-name="T1"><text:tab/></text:span><text:span text:style-name="T1">produces “The elements in x are of type int64</text:span></text:p>
                      </text:list-item>
                    </text:list>
                  </text:list-item>
                  <text:list-item>
                    <text:p><text:span text:style-name="T1">Useful when you want to save memory and do not need the precision</text:span></text:p>
                  </text:list-item>
                </text:list>
              </text:list-item>
              <text:list-item>
                <text:p><text:span text:style-name="T1">numpy.ndarray.size and Creating a 2-D array</text:span></text:p>
                <text:list>
                  <text:list-item>
                    <text:p><text:span text:style-name="T1">(numpyarray).size returns the number of elements in an array</text:span></text:p>
                    <text:list>
                      <text:list-item>
                        <text:p><text:span text:style-name="T1">The above example would return 5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reating NumPy ndarrays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nput</text:span></text:p>
                    <text:list>
                      <text:list-item>
                        <text:p><text:span text:style-name="T1"># We create a rank 2 ndarray that only contains integers</text:span></text:p>
                      </text:list-item>
                      <text:list-item>
                        <text:p><text:span text:style-name="T1">Y = np.array([[1,2,3],[4,5,6],[7,8,9], [10,11,12]])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print('Y = \n', Y)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# We print information about Y</text:span></text:p>
                      </text:list-item>
                      <text:list-item>
                        <text:p><text:span text:style-name="T1">print('Y has dimensions:', Y.shape)</text:span></text:p>
                      </text:list-item>
                      <text:list-item>
                        <text:p><text:span text:style-name="T1">print('Y has a total of', Y.size, 'elements')</text:span></text:p>
                      </text:list-item>
                      <text:list-item>
                        <text:p><text:span text:style-name="T1">print('Y is an object of type:', type(Y))</text:span></text:p>
                      </text:list-item>
                      <text:list-item>
                        <text:p><text:span text:style-name="T1">print('The elements in Y are of type:', Y.dtype)</text:span></text:p>
                      </text:list-item>
                    </text:list>
                  </text:list-item>
                  <text:list-item>
                    <text:p><text:span text:style-name="T1">Output</text:span></text:p>
                    <text:list>
                      <text:list-item>
                        <text:p><text:span text:style-name="T1">Y =</text:span></text:p>
                      </text:list-item>
                      <text:list-item>
                        <text:p><text:span text:style-name="T1">[[ 1 2 3]</text:span></text:p>
                      </text:list-item>
                      <text:list-item>
                        <text:p><text:span text:style-name="T1"><text:s/></text:span><text:span text:style-name="T1">[ 4 5 6]</text:span></text:p>
                      </text:list-item>
                      <text:list-item>
                        <text:p><text:span text:style-name="T1"><text:s/></text:span><text:span text:style-name="T1">[ 7 8 9]</text:span></text:p>
                      </text:list-item>
                      <text:list-item>
                        <text:p><text:span text:style-name="T1"><text:s/></text:span><text:span text:style-name="T1">[10 11 12]]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Y has dimensions: (4, 3)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Shape is 4,3 and a rank of 2</text:span></text:p>
                      </text:list-item>
                      <text:list-item>
                        <text:p><text:span text:style-name="T1">Y has a total of 12 elements</text:span></text:p>
                      </text:list-item>
                      <text:list-item>
                        <text:p><text:span text:style-name="T1">Y is an object of type: class 'numpy.ndarray'</text:span></text:p>
                      </text:list-item>
                      <text:list-item>
                        <text:p><text:span text:style-name="T1">The elements in Y are of type: int64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ave and Load NumPy Array</text:p>
          </draw:text-box>
        </draw:frame>
        <draw:frame presentation:style-name="pr5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ave and Load NumPy Array</text:span></text:p>
                <text:list>
                  <text:list-item>
                    <text:p><text:span text:style-name="T1">Creating NumPy ndarrays – npy is the extension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# We create a rank 1 ndarray</text:span></text:p>
                      </text:list-item>
                      <text:list-item>
                        <text:p><text:span text:style-name="T1">x = np.array([1, 2, 3, 4, 5])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# We save x into the current directory as </text:span></text:p>
                      </text:list-item>
                      <text:list-item>
                        <text:p><text:span text:style-name="T1">np.save('my_array', x)</text:span></text:p>
                      </text:list-item>
                      <text:list-item>
                        <text:p><text:span text:style-name="T1">y = np.load(‘my_array.np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Using Built-in Functions to Create ndarray</text:p>
          </draw:text-box>
        </draw:frame>
        <draw:frame presentation:style-name="pr5" draw:text-style-name="P3" draw:layer="layout" svg:width="25.778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np.zeros(shape)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Input</text:span></text:p>
                    <text:list>
                      <text:list-item>
                        <text:p><text:span text:style-name="T1"># We create a 3 x 4 ndarray full of zeros. </text:span></text:p>
                      </text:list-item>
                      <text:list-item>
                        <text:p><text:span text:style-name="T1">X = np.zeros((3,4))</text:span></text:p>
                      </text:list-item>
                      <text:list-item>
                        <text:p><text:span text:style-name="T1">print('X = \n', X)</text:span></text:p>
                      </text:list-item>
                      <text:list-item>
                        <text:p><text:span text:style-name="T1"># We print information about X</text:span></text:p>
                      </text:list-item>
                      <text:list-item>
                        <text:p><text:span text:style-name="T1">print('X has dimensions:', X.shape)</text:span></text:p>
                      </text:list-item>
                      <text:list-item>
                        <text:p><text:span text:style-name="T1">print('X is an object of type:', type(X))</text:span></text:p>
                      </text:list-item>
                      <text:list-item>
                        <text:p><text:span text:style-name="T1">print('The elements in X are of type:', X.dtype)</text:span></text:p>
                      </text:list-item>
                    </text:list>
                  </text:list-item>
                  <text:list-item>
                    <text:p><text:span text:style-name="T1">Output</text:span></text:p>
                    <text:list>
                      <text:list-item>
                        <text:p><text:span text:style-name="T1">X = [[ 0. 0. 0. 0.]</text:span></text:p>
                      </text:list-item>
                      <text:list-item>
                        <text:p><text:span text:style-name="T1"><text:s/></text:span><text:span text:style-name="T1">[ 0. 0. 0. 0.]</text:span></text:p>
                      </text:list-item>
                      <text:list-item>
                        <text:p><text:span text:style-name="T1"><text:s/></text:span><text:span text:style-name="T1">[ 0. 0. 0. 0.]]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X has dimensions: (3, 4)</text:span></text:p>
                      </text:list-item>
                      <text:list-item>
                        <text:p><text:span text:style-name="T1">X is an object of type: class 'numpy.ndarray'</text:span></text:p>
                      </text:list-item>
                      <text:list-item>
                        <text:p><text:span text:style-name="T1">The elements in X are of type: float6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0.502cm" svg:height="1.187cm" svg:x="7.889cm" svg:y="14.746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Using Built-in Functions to Create ndarray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p.ones()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np.ones((3,2))</text:span></text:p>
                        <text:list>
                          <text:list-item>
                            <text:p><text:span text:style-name="T1">X =</text:span></text:p>
                          </text:list-item>
                          <text:list-item>
                            <text:p><text:span text:style-name="T1">[[ 1. 1.]</text:span></text:p>
                          </text:list-item>
                          <text:list-item>
                            <text:p><text:span text:style-name="T1"><text:s/></text:span><text:span text:style-name="T1">[ 1. 1.]</text:span></text:p>
                          </text:list-item>
                          <text:list-item>
                            <text:p><text:span text:style-name="T1"><text:s/></text:span><text:span text:style-name="T1">[ 1. 1.]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n.full()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X = np.full((2,3), 5) </text:span></text:p>
                      </text:list-item>
                      <text:list-item>
                        <text:p><text:span text:style-name="T1">X = [[5 5 5] <text:s/>[5 5 5]]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p.eye()</text:span></text:p>
                <text:list>
                  <text:list-item>
                    <text:p><text:span text:style-name="T1">np.eye(5)</text:span></text:p>
                    <text:list>
                      <text:list-item>
                        <text:p><text:span text:style-name="T1">X =</text:span></text:p>
                      </text:list-item>
                      <text:list-item>
                        <text:p><text:span text:style-name="T1">[[ 1. 0. 0. 0. 0.]</text:span></text:p>
                      </text:list-item>
                      <text:list-item>
                        <text:p><text:span text:style-name="T1"><text:s/></text:span><text:span text:style-name="T1">[ 0. 1. 0. 0. 0.]</text:span></text:p>
                      </text:list-item>
                      <text:list-item>
                        <text:p><text:span text:style-name="T1"><text:s/></text:span><text:span text:style-name="T1">[ 0. 0. 1. 0. 0.]</text:span></text:p>
                      </text:list-item>
                      <text:list-item>
                        <text:p><text:span text:style-name="T1"><text:s/></text:span><text:span text:style-name="T1">[ 0. 0. 0. 1. 0.]</text:span></text:p>
                      </text:list-item>
                      <text:list-item>
                        <text:p><text:span text:style-name="T1"><text:s/></text:span><text:span text:style-name="T1">[ 0. 0. 0. 0. 1.]]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Using Built-in Functions to Create ndarray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np.diag()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X = np.diag([10,20,30,40])</text:span></text:p>
                        <text:list>
                          <text:list-item>
                            <text:p><text:span text:style-name="T1">X =</text:span></text:p>
                          </text:list-item>
                          <text:list-item>
                            <text:p><text:span text:style-name="T1">[[10 0 0 0]</text:span></text:p>
                          </text:list-item>
                          <text:list-item>
                            <text:p><text:span text:style-name="T1"><text:s/></text:span><text:span text:style-name="T1">[ 0 20 0 0]</text:span></text:p>
                          </text:list-item>
                          <text:list-item>
                            <text:p><text:span text:style-name="T1"><text:s/></text:span><text:span text:style-name="T1">[ 0 0 30 0]</text:span></text:p>
                          </text:list-item>
                          <text:list-item>
                            <text:p><text:span text:style-name="T1"><text:s/></text:span><text:span text:style-name="T1">[ 0 0 0 50]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np.arrange( start, stop, dtype = None )</text:span></text:p>
                <text:list>
                  <text:list-item>
                    <text:p><text:span text:style-name="T1">returns evenly space values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 = np.arange(10) which produces <text:s/>X = [0 1 2 3 4 5 6 7 8 9]</text:span><text:span text:style-name="T1"><text:tab/></text:span><text:span text:style-name="T1"><text:tab/></text:span><text:span text:style-name="T1">// The 10 is considered the stop argument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 = np.arange(4,10) which produces X = [4,5,6,7,8,9]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= np.arange(1,14,3) which produces X = [ 1 4 7 10 13]</text:span></text:p>
                      </text:list-item>
                    </text:list>
                  </text:list-item>
                  <text:list-item>
                    <text:p><text:span text:style-name="T1">Non Integer steps (Float) <text:s/>causes the step to be inconsist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Using Built-in Functions to Create ndarray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numpy.linspace</text:span></text:p>
                <text:list>
                  <text:list-item>
                    <text:p><text:span text:style-name="T1">numpy.linspace(start, stop, num=50, endpoint=True, retstep=False, dtype=None, axis=0)</text:span></text:p>
                    <text:list>
                      <text:list-item>
                        <text:p><text:span text:style-name="T1">returns num evenly spaced values calculated over the interval [start,stop] ( both included )</text:span></text:p>
                      </text:list-item>
                      <text:list-item>
                        <text:p><text:span text:style-name="T1">num → Number of samples to generate</text:span></text:p>
                      </text:list-item>
                      <text:list-item>
                        <text:p><text:span text:style-name="T1">endpoint → If True stop is the last sample otherwise it is not included</text:span></text:p>
                      </text:list-item>
                      <text:list-item>
                        <text:p><text:span text:style-name="T1">retstep</text:span></text:p>
                      </text:list-item>
                      <text:list-item>
                        <text:p><text:span text:style-name="T1">dtype</text:span></text:p>
                      </text:list-item>
                      <text:list-item>
                        <text:p><text:span text:style-name="T1">axis → The axis in the result to to store the sample</text:span></text:p>
                      </text:list-item>
                      <text:list-item>
                        <text:p><text:span text:style-name="T1">returns ( samples (ndarray) and step (float : if retstep is True 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s</text:span></text:p>
                <text:list>
                  <text:list-item>
                    <text:p><text:span text:style-name="T1">np.linspace(2.0, 3.0, num=5, retstep=True)</text:span></text:p>
                    <text:list>
                      <text:list-item>
                        <text:p><text:span text:style-name="T1">(array([2. <text:s/>, <text:s/>2.25, <text:s/>2.5 , <text:s/>2.75, <text:s/>3. <text:s/>]), 0.25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ifference between np.arrange, np.linspace → Where no integer steps are required linspace is the best choice</text:span></text:p>
              </text:list-item>
              <text:list-item>
                <text:p><text:span text:style-name="T1">Uses the number of elements we want in a particular interval instead of the steps between valu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Using Built-in Functions to Create ndarray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x = np.linspace(0,25,10)</text:span></text:p>
                  </text:list-item>
                  <text:list-item>
                    <text:p><text:span text:style-name="T1">x = [ 0. 2.77777778 5.55555556 8.33333333 11.11111111 13.88888889 16.66666667 19.44444444 22.22222222 25. ]</text:span></text:p>
                    <text:list>
                      <text:list-item>
                        <text:p><text:span text:style-name="T1">Note the evenly spaced number in the close interval </text:span></text:p>
                      </text:list-item>
                      <text:list-item>
                        <text:p><text:span text:style-name="T1">Note that both 0 and 25 are includ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x = np.linspace(0,25,10, endpoint = False)</text:span></text:p>
                    <text:list>
                      <text:list-item>
                        <text:p><text:span text:style-name="T1">x = [ 0. 2.5 5. 7.5 10. 12.5 15. 17.5 20. 22.5]</text:span></text:p>
                      </text:list-item>
                      <text:list-item>
                        <text:p><text:span text:style-name="T1">Note that 25 is not includ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umpy.reshape() → This is a function</text:span></text:p>
                <text:list>
                  <text:list-item>
                    <text:p><text:span text:style-name="T1">numpy.reshape(array, newshape, order(c), source – Converts the given ndarray into the newshpae</text:span></text:p>
                  </text:list-item>
                  <text:list-item>
                    <text:p><text:span text:style-name="T1">In order to convert one array into another array both arrays must have the same number of items</text:span></text:p>
                    <text:list>
                      <text:list-item>
                        <text:p><text:span text:style-name="T1">1x6 can be converted into a 3x2, but not a 4x4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Using Built-in Functions to Create ndarray</text:p>
          </draw:text-box>
        </draw:frame>
        <draw:frame presentation:style-name="pr5" draw:text-style-name="P3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Example </text:span></text:p>
                    <text:list>
                      <text:list-item>
                        <text:p><text:span text:style-name="T1">x = np.arrange(20) which produces [ 0 1 2 3 4 5 6 7 8 9 10 11 12 13 14 15 16 17 18 19]</text:span></text:p>
                      </text:list-item>
                      <text:list-item>
                        <text:p><text:span text:style-name="T1">np.reshape(x, (4,5) would produce [ [0 1 2 3 4] [5 6 78 9 ] [ 10 11 12 13 14] [15 [16 <text:s/>17 18 19 ] ]</text:span></text:p>
                      </text:list-item>
                    </text:list>
                  </text:list-item>
                  <text:list-item>
                    <text:p><text:span text:style-name="T1">order has two values </text:span></text:p>
                    <text:list>
                      <text:list-item>
                        <text:p><text:span text:style-name="T1">Example Input </text:span></text:p>
                        <text:list>
                          <text:list-item>
                            <text:p><text:span text:style-name="T1">a = np.arange(6).reshape((3, 2)) which produces array([[0, 1], <text:s text:c="6"/>[2, 3], <text:s text:c="6"/>[4, 5]])</text:span></text:p>
                          </text:list-item>
                        </text:list>
                      </text:list-item>
                      <text:list-item>
                        <text:p><text:span text:style-name="T1">C</text:span><text:span text:style-name="T1"><text:tab/></text:span><text:span text:style-name="T1">read/write the elements using C-like syntax ( with the last axis changing the fastest)</text:span></text:p>
                        <text:list>
                          <text:list-item>
                            <text:p><text:span text:style-name="T1">np.reshape(a, (2, 3)) which produces array([[0, 1, 2], <text:s text:c="6"/>[3, 4, 5]])</text:span></text:p>
                          </text:list-item>
                        </text:list>
                      </text:list-item>
                      <text:list-item>
                        <text:p><text:span text:style-name="T1">F</text:span><text:span text:style-name="T1"><text:tab/></text:span><text:span text:style-name="T1">read/write the elements using F-like syntax ( with the first axis changing the fastest )</text:span></text:p>
                        <text:list>
                          <text:list-item>
                            <text:p><text:span text:style-name="T1">np.reshape(a, (2, 3), order='F') which produces array([[0, 4, 3], <text:s/>[2, 1, 5]])</text:span></text:p>
                          </text:list-item>
                        </text:list>
                      </text:list-item>
                      <text:list-item>
                        <text:p><text:span text:style-name="T1">A</text:span><text:span text:style-name="T1"><text:tab/></text:span><text:span text:style-name="T1">read / write elemeents in Fortran-like index order if a is Fortran contiguous in memor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 np.reshape(a, (3,-1) ) which produces array( [ [1,2], [3,4], [5,6] )</text:span></text:p>
              </text:list-item>
              <text:list-item>
                <text:p><text:span text:style-name="T1">ndarray.reshape(shape, order=’C’)</text:span></text:p>
                <text:list>
                  <text:list-item>
                    <text:p><text:span text:style-name="T1">Y = np.arrange(20).rehape(4,5)</text:span><text:span text:style-name="T1"><text:tab/></text:span><text:span text:style-name="T1">)</text:span><text:span text:style-name="T1"><text:tab/></text:span><text:span text:style-name="T1"><text:tab/></text:span><text:span text:style-name="T1">Note the reshape does not need to pass in the array since it is called from a routine or variables <text:s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returning/containing an array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 = np.linspace(0,50,10, endpoint=False).reshape(5,2) which produces X = [ [0. 5.] [10. 15.] [20. 25.] [ 30. 35.] [40. 45.] 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26.286cm" svg:height="11.809cm" svg:x="1.4cm" svg:y="3.68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/></text:p>
                    <text:list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Using Built-in Functions to Create ndarray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p.random.random(shape)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X = np.random.random((3,3))</text:span></text:p>
                        <text:list>
                          <text:list-item>
                            <text:p><text:span text:style-name="T1">X = [ [ 0.12379926 0.52943854 0.3443525 ] <text:s/>[ 0.11169547 0.82123909 0.52864397] <text:s/>[ 0.58244133 0.21980803 0.69026858] ]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 = np.random.randint(4,15,(3,2))</text:span><text:span text:style-name="T1"><text:tab/></text:span><text:span text:style-name="T1"><text:tab/></text:span><text:span text:style-name="T1"><text:tab/></text:span><text:span text:style-name="T1">// Each value is random</text:span></text:p>
                        <text:list>
                          <text:list-item>
                            <text:p><text:span text:style-name="T1">X = <text:s/>[ [ 7 11] <text:s/>[ 9 11] <text:s/>[ 6 7 ]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reate ndarrays with random numbers that satisfy statistical properties</text:span></text:p>
                <text:list>
                  <text:list-item>
                    <text:p><text:span text:style-name="T1">np.random.normals(mean, standard deviation, size=shape)</text:span></text:p>
                    <text:list>
                      <text:list-item>
                        <text:p><text:span text:style-name="T1">Creates an ndarray with the given shape that contains random numbers picked from a normal (Gaussian) distributions with a give mean, standard deviation</text:span></text:p>
                      </text:list-item>
                      <text:list-item>
                        <text:p><text:span text:style-name="T1">Example – Can more information about the Array</text:span></text:p>
                        <text:list>
                          <text:list-item>
                            <text:p><text:span text:style-name="T1">X = np.random.normal(0, 0.1, size=(1000,1000))</text:span></text:p>
                          </text:list-item>
                          <text:list-item>
                            <text:p><text:span text:style-name="T1">Can do X.mean(), X.max(), X.min(), ( X &lt; 0).sum(), (X &gt; 0).sum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Accessing, Deleting and Inserting Elements into ndarray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darray can be sliced which is good for spliting a Machine learning dataset into training, cross validation and testing sets</text:span></text:p>
              </text:list-item>
              <text:list-item>
                <text:p><text:span text:style-name="T1">Accessing individual elements of an array ( </text:span></text:p>
                <text:list>
                  <text:list-item>
                    <text:p><text:span text:style-name="T1">x = np.array([1,2,3,4,5])</text:span></text:p>
                    <text:list>
                      <text:list-item>
                        <text:p><text:span text:style-name="T1">x[1] would produce 2</text:span></text:p>
                      </text:list-item>
                      <text:list-item>
                        <text:p><text:span text:style-name="T1">x[-4] would produce 2</text:span></text:p>
                      </text:list-item>
                    </text:list>
                  </text:list-item>
                  <text:list-item>
                    <text:p><text:span text:style-name="T1">X = np.array([[1,2,3],[4,5,6],[7,8,9]])</text:span></text:p>
                    <text:list>
                      <text:list-item>
                        <text:p><text:span text:style-name="T1">x[0,2] = 3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odify an element of an ndarray</text:span></text:p>
                <text:list>
                  <text:list-item>
                    <text:p><text:span text:style-name="T1">x = np.array([1, 2, 3, 4, 5])</text:span></text:p>
                    <text:list>
                      <text:list-item>
                        <text:p><text:span text:style-name="T1">x[30] = 20</text:span></text:p>
                      </text:list-item>
                    </text:list>
                  </text:list-item>
                  <text:list-item>
                    <text:p><text:span text:style-name="T1">X = np.array([[1,2,3],[4,5,6],[7,8,9]])</text:span></text:p>
                    <text:list>
                      <text:list-item>
                        <text:p><text:span text:style-name="T1">x[1,2] = 8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Accessing, Deleting and Inserting Elements into ndarray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umpy.append(array, values, axis = none)</text:span></text:p>
                <text:list>
                  <text:list-item>
                    <text:p><text:span text:style-name="T1">Appends the given list of elements to ndarray along the specified axis.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 = np.array([1, 2, 3, 4, 5])</text:span></text:p>
                      </text:list-item>
                      <text:list-item>
                        <text:p><text:span text:style-name="T1">x = np.append(x,6) which would produce x = [1 2 3 4 5 6]</text:span></text:p>
                      </text:list-item>
                      <text:list-item>
                        <text:p><text:span text:style-name="T1">x = np.append(x, [7,8]) which would produce [1 2 3 4 5 6 7 8]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Y = np.array([[1,2,3],[4,5,6]])</text:span></text:p>
                      </text:list-item>
                      <text:list-item>
                        <text:p><text:span text:style-name="T1">v = np.append(Y, [[7,8,9]], axis=0)</text:span></text:p>
                        <text:list>
                          <text:list-item>
                            <text:p><text:span text:style-name="T1">v =</text:span></text:p>
                          </text:list-item>
                          <text:list-item>
                            <text:p><text:span text:style-name="T1">[[1 2 3]</text:span></text:p>
                          </text:list-item>
                          <text:list-item>
                            <text:p><text:span text:style-name="T1"><text:s/></text:span><text:span text:style-name="T1">[4 5 6]</text:span></text:p>
                          </text:list-item>
                          <text:list-item>
                            <text:p><text:span text:style-name="T1"><text:s/></text:span><text:span text:style-name="T1">[7 8 9]]</text:span></text:p>
                          </text:list-item>
                        </text:list>
                      </text:list-item>
                      <text:list-item>
                        <text:p><text:span text:style-name="T1">q = np.append(Y,[[9],[10]], axis=1) </text:span></text:p>
                        <text:list>
                          <text:list-item>
                            <text:p><text:span text:style-name="T1">q =</text:span></text:p>
                          </text:list-item>
                          <text:list-item>
                            <text:p><text:span text:style-name="T1">[[ 1 2 3 9]</text:span></text:p>
                          </text:list-item>
                          <text:list-item>
                            <text:p><text:span text:style-name="T1"><text:s/></text:span><text:span text:style-name="T1">[ 4 5 6 10]]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hen appending rows or column to rank 2 ndarray the rows and columns must have the correct shape so as to match the shape of the rank 2 ndarr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Accessing, Deleting and Inserting Elements into ndarray</text:p>
          </draw:text-box>
        </draw:frame>
        <draw:frame presentation:style-name="pr5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p.insert(ndarray, index, elements, axis)</text:span><text:span text:style-name="T1"><text:tab/></text:span></text:p>
                <text:list>
                  <text:list-item>
                    <text:p><text:span text:style-name="T1">Inserts the give list of elements to ndarray right before the given index along the specified axis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`x = np.array([1, 2, 5, 6, 7])</text:span></text:p>
                      </text:list-item>
                      <text:list-item>
                        <text:p><text:span text:style-name="T1">x = np.insert(x,2,[3,4]) would produce [1 2 3 4 5 6 7])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Y = np.array([[1,2,3],[7,8,9]])</text:span></text:p>
                      </text:list-item>
                      <text:list-item>
                        <text:p><text:span text:style-name="T1">w = np.insert(Y,1,[4,5,6],axis=0)</text:span></text:p>
                        <text:list>
                          <text:list-item>
                            <text:p><text:span text:style-name="T1">[[1 2 3]</text:span></text:p>
                          </text:list-item>
                          <text:list-item>
                            <text:p><text:span text:style-name="T1"><text:s/></text:span><text:span text:style-name="T1">[4 5 6]</text:span></text:p>
                          </text:list-item>
                          <text:list-item>
                            <text:p><text:span text:style-name="T1"><text:s/></text:span><text:span text:style-name="T1">[7 8 9]]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Y = np.array([[1,2,3],[7,8,9]])</text:span></text:p>
                      </text:list-item>
                      <text:list-item>
                        <text:p><text:span text:style-name="T1">v = np.insert(Y,1,5, axis=1)</text:span><text:span text:style-name="T1"><text:tab/></text:span><text:span text:style-name="T1"><text:tab/></text:span><text:span text:style-name="T1"><text:tab/></text:span><text:span text:style-name="T1"><text:tab/></text:span><text:span text:style-name="T1">// Between the first and second column insert a column of 5</text:span></text:p>
                        <text:list>
                          <text:list-item>
                            <text:p><text:span text:style-name="T1">[[1 5 2 3]</text:span></text:p>
                          </text:list-item>
                          <text:list-item>
                            <text:p><text:span text:style-name="T1"><text:s/></text:span><text:span text:style-name="T1">[7 5 8 9]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Accessing, Deleting and Inserting Elements into ndarray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umpy.hstack and numpy.vstack</text:span></text:p>
                <text:list>
                  <text:list-item>
                    <text:p><text:span text:style-name="T1">In order to stack ndarrays the order must match</text:span></text:p>
                  </text:list-item>
                  <text:list-item>
                    <text:p><text:span text:style-name="T1">numpy.hstack(sequence_of_ndarray)</text:span></text:p>
                    <text:list>
                      <text:list-item>
                        <text:p><text:span text:style-name="T1">returns a stacked array formed by stacking the given arrays in sequence horizontally (column wise)</text:span></text:p>
                      </text:list-item>
                      <text:list-item>
                        <text:p><text:span text:style-name="T1">horizontal stacking</text:span></text:p>
                      </text:list-item>
                    </text:list>
                  </text:list-item>
                  <text:list-item>
                    <text:p><text:span text:style-name="T1">numpy.vstack(sequence_of_ndarray)</text:span></text:p>
                    <text:list>
                      <text:list-item>
                        <text:p><text:span text:style-name="T1">returns a stacked array frome by stacking the given arrays, will be at least 2-D in sequence vertically ( row-wise)</text:span></text:p>
                      </text:list-item>
                      <text:list-item>
                        <text:p><text:span text:style-name="T1">vertical stacking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 = np.array([1,2])</text:span></text:p>
                      </text:list-item>
                      <text:list-item>
                        <text:p><text:span text:style-name="T1">Y = np.array([[3,4],[5,6]])</text:span></text:p>
                      </text:list-item>
                      <text:list-item>
                        <text:p><text:span text:style-name="T1">z = np.vstack(((x,Y))</text:span></text:p>
                        <text:list>
                          <text:list-item>
                            <text:p><text:span text:style-name="T1">z =</text:span></text:p>
                          </text:list-item>
                          <text:list-item>
                            <text:p><text:span text:style-name="T1">[[1 2]</text:span></text:p>
                          </text:list-item>
                          <text:list-item>
                            <text:p><text:span text:style-name="T1"><text:s/></text:span><text:span text:style-name="T1">[3 4]</text:span></text:p>
                          </text:list-item>
                          <text:list-item>
                            <text:p><text:span text:style-name="T1"><text:s/></text:span><text:span text:style-name="T1">[5 6]]</text:span></text:p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Accessing, Deleting and Inserting Elements into ndarray</text:p>
          </draw:text-box>
        </draw:frame>
        <draw:frame presentation:style-name="pr5" draw:text-style-name="P6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">np.hstack((Y,x.reshape(2,1)))</text:span></text:p>
                        <text:list>
                          <text:list-item>
                            <text:p text:style-name="P5"><text:span text:style-name="T2">w =</text:span></text:p>
                          </text:list-item>
                          <text:list-item>
                            <text:p text:style-name="P5"><text:span text:style-name="T2">[[3 4 1]</text:span></text:p>
                          </text:list-item>
                          <text:list-item>
                            <text:p text:style-name="P5"><text:span text:style-name="T2"><text:s/></text:span><text:span text:style-name="T2">[5 6 2]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licing ndarrays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The starting index is always included and the ending index is excluded 1:3 will get rows 1,2</text:span></text:p>
                  </text:list-item>
                  <text:list-item>
                    <text:p><text:span text:style-name="T1">Given </text:span></text:p>
                    <text:list>
                      <text:list-item>
                        <text:p><text:span text:style-name="T1">X = [[ 0 1 2 3 4]</text:span></text:p>
                      </text:list-item>
                      <text:list-item>
                        <text:p><text:span text:style-name="T1"><text:s/></text:span><text:span text:style-name="T1">[ 5 6 7 8 9]</text:span></text:p>
                      </text:list-item>
                      <text:list-item>
                        <text:p><text:span text:style-name="T1"><text:s/></text:span><text:span text:style-name="T1">[10 11 12 13 14]</text:span></text:p>
                      </text:list-item>
                      <text:list-item>
                        <text:p><text:span text:style-name="T1"><text:s/></text:span><text:span text:style-name="T1">[15 16 17 18 19]]</text:span></text:p>
                      </text:list-item>
                    </text:list>
                  </text:list-item>
                  <text:list-item>
                    <text:p><text:span text:style-name="T1">X = np.arange(20).reshape(4, 5)</text:span></text:p>
                  </text:list-item>
                  <text:list-item>
                    <text:p><text:span text:style-name="T1">Z = X[1:4,2:5]</text:span></text:p>
                    <text:list>
                      <text:list-item>
                        <text:p><text:span text:style-name="T1">Z = [[ 7 8 9]</text:span></text:p>
                      </text:list-item>
                      <text:list-item>
                        <text:p><text:span text:style-name="T1"><text:s/></text:span><text:span text:style-name="T1">[12 13 14]</text:span></text:p>
                      </text:list-item>
                      <text:list-item>
                        <text:p><text:span text:style-name="T1"><text:s/></text:span><text:span text:style-name="T1">[17 18 19]]</text:span></text:p>
                      </text:list-item>
                    </text:list>
                  </text:list-item>
                  <text:list-item>
                    <text:p><text:span text:style-name="T1">W = X[1:4, 2:5]</text:span></text:p>
                    <text:list>
                      <text:list-item>
                        <text:p><text:span text:style-name="T1">Same as above</text:span></text:p>
                      </text:list-item>
                    </text:list>
                  </text:list-item>
                  <text:list-item>
                    <text:p><text:span text:style-name="T1">V = X[2, :] produces v = [10 11 12 13 14]</text:span></text:p>
                  </text:list-item>
                  <text:list-item>
                    <text:p><text:span text:style-name="T1">q = X[:,2] produces [ 2 7 12 17 ]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Creates a one dimensional array</text:span></text:p>
                  </text:list-item>
                  <text:list-item>
                    <text:p><text:span text:style-name="T3">R = X[:,2:3] produces </text:span><text:span text:style-name="T1">[ [2] [7] [12] [17] ]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// Creates a two dimensional array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licing ndarrays</text:p>
          </draw:text-box>
        </draw:frame>
        <draw:frame presentation:style-name="pr5" draw:text-style-name="P3" draw:layer="layout" svg:width="27.302cm" svg:height="12.446cm" svg:x="0.384cm" svg:y="3.048cm" presentation:class="outline" presentation:user-transformed="true">
          <draw:text-box>
            <text:list text:style-name="L2">
              <text:list-item>
                <text:p><text:span text:style-name="T1">When we do a slice the data is not copied so you can change the data from original nparray or the slice</text:span></text:p>
                <text:list>
                  <text:list-item>
                    <text:p><text:span text:style-name="T1">Slicing an array creates a view of the array</text:span></text:p>
                  </text:list-item>
                </text:list>
              </text:list-item>
              <text:list-item>
                <text:p><text:span text:style-name="T1">numpy.ndarray.copy(ndarray)</text:span></text:p>
                <text:list>
                  <text:list-item>
                    <text:p><text:span text:style-name="T1">creates a copy of the given ndarray which is a different array than the copy command</text:span></text:p>
                  </text:list-item>
                  <text:list-item>
                    <text:p><text:span text:style-name="T1">Can be used as a method the same shape was used</text:span></text:p>
                  </text:list-item>
                  <text:list-item>
                    <text:p><text:span text:style-name="T1">Example – Copy Function</text:span></text:p>
                    <text:list>
                      <text:list-item>
                        <text:p><text:span text:style-name="T1">X = np.arrange(20).reshape(4,5)</text:span></text:p>
                        <text:list>
                          <text:list-item>
                            <text:p><text:span text:style-name="T1">[[ 0 1 2 3 4]</text:span></text:p>
                          </text:list-item>
                          <text:list-item>
                            <text:p><text:span text:style-name="T1"><text:s/></text:span><text:span text:style-name="T1">[ 5 6 7 8 9]</text:span></text:p>
                          </text:list-item>
                          <text:list-item>
                            <text:p><text:span text:style-name="T1"><text:s/></text:span><text:span text:style-name="T1">[10 11 12 13 14]</text:span></text:p>
                          </text:list-item>
                          <text:list-item>
                            <text:p><text:span text:style-name="T1"><text:s/></text:span><text:span text:style-name="T1">[15 16 17 18 19]]</text:span></text:p>
                          </text:list-item>
                        </text:list>
                      </text:list-item>
                      <text:list-item>
                        <text:p><text:span text:style-name="T1">Z = np.copy(X[1,4,2:5])</text:span></text:p>
                        <text:list>
                          <text:list-item>
                            <text:p><text:span text:style-name="T1">[[ 7 8 9]</text:span></text:p>
                          </text:list-item>
                          <text:list-item>
                            <text:p><text:span text:style-name="T1">[ 12 13 14]</text:span></text:p>
                          </text:list-item>
                          <text:list-item>
                            <text:p><text:span text:style-name="T1">[ 17 18 555]]</text:span></text:p>
                          </text:list-item>
                        </text:list>
                      </text:list-item>
                      <text:list-item>
                        <text:p><text:span text:style-name="T1">W = X[1:4, 2:5].copy() give use the starting array of Z</text:span></text:p>
                        <text:list>
                          <text:list-item>
                            <text:p><text:span text:style-name="T1">W[2,2] = 555 and Z is not changed since this was acopy 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licing ndarrays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licing ndarrays</text:span></text:p>
                <text:list>
                  <text:list-item>
                    <text:p><text:span text:style-name="T1">X = np.arrange(20).reshape(4,5)</text:span></text:p>
                    <text:list>
                      <text:list-item>
                        <text:p><text:span text:style-name="T1">[[ 0 1 2 3 4]</text:span></text:p>
                      </text:list-item>
                      <text:list-item>
                        <text:p><text:span text:style-name="T1"><text:s/></text:span><text:span text:style-name="T1">[ 5 6 7 8 9]</text:span></text:p>
                      </text:list-item>
                      <text:list-item>
                        <text:p><text:span text:style-name="T1"><text:s/></text:span><text:span text:style-name="T1">[10 11 12 13 14]</text:span></text:p>
                      </text:list-item>
                      <text:list-item>
                        <text:p><text:span text:style-name="T1"><text:s/></text:span><text:span text:style-name="T1">[15 16 17 18 19]]</text:span></text:p>
                      </text:list-item>
                    </text:list>
                  </text:list-item>
                  <text:list-item>
                    <text:p><text:span text:style-name="T1">indices = np.array([1,3])</text:span></text:p>
                  </text:list-item>
                  <text:list-item>
                    <text:p><text:span text:style-name="T1">Y = X[indices,:]</text:span></text:p>
                    <text:list>
                      <text:list-item>
                        <text:p><text:span text:style-name="T1">[[ 5 6 7 8 9]</text:span></text:p>
                      </text:list-item>
                      <text:list-item>
                        <text:p><text:span text:style-name="T1"><text:s/></text:span><text:span text:style-name="T1">[15 16 17 18 19]]</text:span></text:p>
                      </text:list-item>
                    </text:list>
                  </text:list-item>
                  <text:list-item>
                    <text:p><text:span text:style-name="T1">Z = X[:, indices]</text:span></text:p>
                    <text:list>
                      <text:list-item>
                        <text:p><text:span text:style-name="T1">[[ 1 3]</text:span></text:p>
                      </text:list-item>
                      <text:list-item>
                        <text:p><text:span text:style-name="T1"><text:s/></text:span><text:span text:style-name="T1">[ 6 8]</text:span></text:p>
                      </text:list-item>
                      <text:list-item>
                        <text:p><text:span text:style-name="T1"><text:s/></text:span><text:span text:style-name="T1">[11 13]</text:span></text:p>
                      </text:list-item>
                      <text:list-item>
                        <text:p><text:span text:style-name="T1"><text:s/></text:span><text:span text:style-name="T1">[16 18]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licing ndarrays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 use an array as indices to extract specific rows from a rank 2 ndarray</text:span></text:p>
                <text:list>
                  <text:list-item>
                    <text:p><text:span text:style-name="T1">X = np.random.randint(1,20, size=(50,5))</text:span></text:p>
                  </text:list-item>
                  <text:list-item>
                    <text:p><text:span text:style-name="T1">row_indices = np.random.randint(0,50, size=10)</text:span></text:p>
                  </text:list-item>
                  <text:list-item>
                    <text:p><text:span text:style-name="T1">X_subset = X[row_indices, :]</text:span></text:p>
                  </text:list-item>
                  <text:list-item>
                    <text:p><text:span text:style-name="T1">X_subset = X[row_indices[4:8], :]</text:span></text:p>
                  </text:list-item>
                </text:list>
              </text:list-item>
              <text:list-item>
                <text:p><text:span text:style-name="T1">numpy.diag(array, k=0)</text:span></text:p>
                <text:list>
                  <text:list-item>
                    <text:p><text:span text:style-name="T1">It extract or constructs the diagonal elements</text:span></text:p>
                  </text:list-item>
                  <text:list-item>
                    <text:p><text:span text:style-name="T1">np.diag(ndarray, k=N) function extracts the elements along the diagonal defined by N</text:span></text:p>
                    <text:list>
                      <text:list-item>
                        <text:p><text:span text:style-name="T1">k = 0 refers to the main diagonal</text:span></text:p>
                      </text:list-item>
                      <text:list-item>
                        <text:p><text:span text:style-name="T1">k &gt; 0 diagonals above the main diagonal</text:span></text:p>
                      </text:list-item>
                      <text:list-item>
                        <text:p><text:span text:style-name="T1">k &lt; 0 diagonals below the main diagonal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 = np.arange(25).reshape(5, 5)</text:span></text:p>
                      </text:list-item>
                      <text:list-item>
                        <text:p><text:span text:style-name="T1">np.diag(X) produces [ 0 6 12 18 24 ]</text:span></text:p>
                      </text:list-item>
                      <text:list-item>
                        <text:p><text:span text:style-name="T1">np.diag(X,k=1) produces [1,7,13,19]</text:span></text:p>
                      </text:list-item>
                      <text:list-item>
                        <text:p><text:span text:style-name="T1">np.diag(X, k= -1 ) produces [ 5,11,17,23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licing ndarrays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umpy.unique or np.unique()</text:span></text:p>
                <text:list>
                  <text:list-item>
                    <text:p><text:span text:style-name="T1">numpy.uniqe(array, return_index = False, return_inverse = False, return_counts = False)</text:span></text:p>
                  </text:list-item>
                  <text:list-item>
                    <text:p><text:span text:style-name="T1">Returns the sorted unique elements in of an array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X = np.array([[1,2,3],[5,2,8],[1,2,3]])</text:span></text:p>
                      </text:list-item>
                      <text:list-item>
                        <text:p><text:span text:style-name="T1">np.unique(X) = [1,2,3,5,8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Boolean, Indexing and Set Operations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 of Boolean Indexing</text:span></text:p>
                <text:list>
                  <text:list-item>
                    <text:p><text:span text:style-name="T1">np.arrange(25).reshape(5,5)</text:span></text:p>
                  </text:list-item>
                  <text:list-item>
                    <text:p><text:span text:style-name="T1">X[X&gt;10]</text:span><text:span text:style-name="T1"><text:tab/></text:span><text:span text:style-name="T1"><text:tab/></text:span><text:span text:style-name="T1"><text:tab/></text:span><text:span text:style-name="T1"><text:tab/></text:span><text:span text:style-name="T1">All elements that are greater than 10</text:span></text:p>
                  </text:list-item>
                  <text:list-item>
                    <text:p><text:span text:style-name="T1">X[X&lt;7] </text:span><text:span text:style-name="T1"><text:tab/></text:span><text:span text:style-name="T1"><text:tab/></text:span><text:span text:style-name="T1"><text:tab/></text:span><text:span text:style-name="T1"><text:tab/></text:span><text:span text:style-name="T1">All elements that are greater than 7</text:span></text:p>
                  </text:list-item>
                  <text:list-item>
                    <text:p><text:span text:style-name="T1">X[ (X&gt;10) &amp; ( X&lt;17)] = -1</text:span><text:span text:style-name="T1"><text:tab/></text:span><text:span text:style-name="T1">All elements greater than 10 and less than 17 will be set to -1</text:span></text:p>
                  </text:list-item>
                </text:list>
              </text:list-item>
              <text:list-item>
                <text:p><text:span text:style-name="T1">Example of Set Operatinos</text:span></text:p>
                <text:list>
                  <text:list-item>
                    <text:p><text:span text:style-name="T1">np.intersectId1d(nparary1, nparray2)</text:span></text:p>
                  </text:list-item>
                  <text:list-item>
                    <text:p><text:span text:style-name="T1">np.setdiffId(nparray1,nparray2)</text:span></text:p>
                  </text:list-item>
                  <text:list-item>
                    <text:p><text:span text:style-name="T1">np.uniino1d(nparray1,nparrat2)</text:span></text:p>
                  </text:list-item>
                </text:list>
              </text:list-item>
              <text:list-item>
                <text:p><text:span text:style-name="T1">numpy.ndarray.sort </text:span></text:p>
                <text:list>
                  <text:list-item>
                    <text:p><text:span text:style-name="T1">sorts an array in place</text:span></text:p>
                  </text:list-item>
                  <text:list-item>
                    <text:p><text:span text:style-name="T1">Parameters</text:span></text:p>
                    <text:list>
                      <text:list-item>
                        <text:p><text:span text:style-name="T1">axis </text:span><text:span text:style-name="T1"><text:tab/></text:span><text:span text:style-name="T1"><text:tab/></text:span><text:span text:style-name="T1">Which axis will be sorted</text:span></text:p>
                      </text:list-item>
                      <text:list-item>
                        <text:p><text:span text:style-name="T1">kind</text:span><text:span text:style-name="T1"><text:tab/></text:span><text:span text:style-name="T1"><text:tab/></text:span><text:span text:style-name="T1">QuickSort, mergesort, heapsort, stable</text:span></text:p>
                      </text:list-item>
                      <text:list-item>
                        <text:p><text:span text:style-name="T1">order</text:span><text:span text:style-name="T1"><text:tab/></text:span><text:span text:style-name="T1"><text:tab/></text:span><text:span text:style-name="T1">Which fields to compare ???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Accessing, Deleting and Inserting Elements into ndarray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Delete Elements</text:span></text:p>
                <text:list>
                  <text:list-item>
                    <text:p><text:span text:style-name="T1">np.delete(ndarray, elements, axis)</text:span></text:p>
                    <text:list>
                      <text:list-item>
                        <text:p><text:span text:style-name="T1">elements is a list of the rows to delete</text:span></text:p>
                      </text:list-item>
                      <text:list-item>
                        <text:p><text:span text:style-name="T1">for rank 1 ndarray the axis is not required</text:span></text:p>
                      </text:list-item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x = np.array([1, 2, 3, 4, 5])</text:span></text:p>
                          </text:list-item>
                          <text:list-item>
                            <text:p><text:span text:style-name="T1">x = np.delete(x, [0,4]) would produce [2,3,4] </text:span></text:p>
                          </text:list-item>
                        </text:list>
                      </text:list-item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Y = np.array([[1,2,3],[4,5,6],[7,8,9]])</text:span></text:p>
                          </text:list-item>
                          <text:list-item>
                            <text:p><text:span text:style-name="T1">w = np.delete(Y,0, axis = 0)</text:span><text:span text:style-name="T1"><text:tab/></text:span><text:span text:style-name="T1"><text:tab/></text:span><text:span text:style-name="T1"><text:tab/></text:span><text:span text:style-name="T1">// Remove the row n where n is the second parameter</text:span></text:p>
                            <text:list>
                              <text:list-item>
                                <text:p><text:span text:style-name="T1">w = [ [4 5 6] <text:s/>[7 8 9] ]</text:span></text:p>
                              </text:list-item>
                            </text:list>
                          </text:list-item>
                          <text:list-item>
                            <text:p><text:span text:style-name="T1">v = np.delete(Y, [0,2], axis=1)</text:span></text:p>
                            <text:list>
                              <text:list-item>
                                <text:p><text:span text:style-name="T1">v =[ [2] <text:s/>[5] <text:s/>[8] ]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Boolean, Indexing and Set Operations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n place</text:span></text:p>
                <text:list>
                  <text:list-item>
                    <text:p><text:span text:style-name="T1">numpy.sort() does not change the original array, </text:span></text:p>
                  </text:list-item>
                  <text:list-item>
                    <text:p><text:span text:style-name="T1">bnumpy.ndaaray.sort() and ndarray.sort() sorts the ndarray in place meaning the original array will be changed to the sorted one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x = np.random.randint(1,11,size=(10,))</text:span></text:p>
                  </text:list-item>
                  <text:list-item>
                    <text:p><text:span text:style-name="T1">print(x) produces Original x = [9 6 4 4 9 4 8 4 4 7]</text:span></text:p>
                  </text:list-item>
                  <text:list-item>
                    <text:p><text:span text:style-name="T1">np.sort(x) </text:span><text:span text:style-name="T1"><text:tab/></text:span><text:span text:style-name="T1"><text:tab/></text:span><text:span text:style-name="T1"><text:tab/></text:span><text:span text:style-name="T1"><text:tab/></text:span><text:span text:style-name="T1">sorts but does not change the original array</text:span></text:p>
                  </text:list-item>
                </text:list>
              </text:list-item>
              <text:list-item>
                <text:p><text:span text:style-name="T1">np.sort will leave the values in the sorted array and can use unique function to create a new array to get rid of them</text:span></text:p>
              </text:list-item>
              <text:list-item>
                <text:p><text:span text:style-name="T1">Example of sorting in place </text:span></text:p>
                <text:list>
                  <text:list-item>
                    <text:p><text:span text:style-name="T1">x = np.random.randint(1,11,size=(10,))</text:span></text:p>
                  </text:list-item>
                  <text:list-item>
                    <text:p><text:span text:style-name="T1">pirint(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value is = [9 6 4 4 9 4 8 4 4 7]</text:span></text:p>
                  </text:list-item>
                  <text:list-item>
                    <text:p><text:span text:style-name="T1">x.sort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value of x is <text:s/>[4 4 4 4 4 6 7 8 9 9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Boolean, Indexing and Set Operations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umpy.sort(array, axis, kind,order)</text:span></text:p>
                <text:list>
                  <text:list-item>
                    <text:p><text:span text:style-name="T1">return a copy of the array</text:span></text:p>
                  </text:list-item>
                  <text:list-item>
                    <text:p><text:span text:style-name="T1">axis range is -1 to ndim-1</text:span></text:p>
                    <text:list>
                      <text:list-item>
                        <text:p><text:span text:style-name="T1">axis -1 sorts along the last axis.</text:span></text:p>
                        <text:list>
                          <text:list-item>
                            <text:p><text:span text:style-name="T1">In a 2D array the the axis with index 1 would be sorted</text:span></text:p>
                          </text:list-item>
                        </text:list>
                      </text:list-item>
                      <text:list-item>
                        <text:p><text:span text:style-name="T1">axis = None the array is flattened before sorting. <text:s/>It will return a 1D array</text:span></text:p>
                      </text:list-item>
                      <text:list-item>
                        <text:p><text:span text:style-name="T1">axis = 0 For one column at a time the function will sort all rows without disturbing other elements. <text:s/>In the final output each column will be sorted individually</text:span></text:p>
                      </text:list-item>
                      <text:list-item>
                        <text:p><text:span text:style-name="T1">axis =1 for a given 2-D array is the same as axis 0. <text:s/>you will see that each row has been sorted indivuall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X = np.random.randint(1,11,size=(5,5)) produces Original X =</text:span></text:p>
                    <text:list>
                      <text:list-item>
                        <text:p><text:span text:style-name="T1">[[6 1 7 6 3]</text:span></text:p>
                      </text:list-item>
                      <text:list-item>
                        <text:p><text:span text:style-name="T1"><text:s text:c="2"/></text:span><text:span text:style-name="T1">[3 9 8 3 5]</text:span></text:p>
                      </text:list-item>
                      <text:list-item>
                        <text:p><text:span text:style-name="T1"><text:s text:c="2"/></text:span><text:span text:style-name="T1">[6 5 8 9 3]</text:span></text:p>
                      </text:list-item>
                      <text:list-item>
                        <text:p><text:span text:style-name="T1"><text:s text:c="2"/></text:span><text:span text:style-name="T1">[2 1 5 7 7]</text:span></text:p>
                      </text:list-item>
                      <text:list-item>
                        <text:p><text:span text:style-name="T1"><text:s text:c="2"/></text:span><text:span text:style-name="T1">[9 8 1 9 8]]</text:span></text:p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Boolean, Indexing and Set Operations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# We sort the columns of X and print the sorted array</text:span></text:p>
                <text:list>
                  <text:list-item>
                    <text:p><text:span text:style-name="T1">print('X with sorted columns :\n', np.sort(X, axis = 0))</text:span></text:p>
                    <text:list>
                      <text:list-item>
                        <text:p><text:span text:style-name="T1">X with sorted columns :</text:span></text:p>
                      </text:list-item>
                      <text:list-item>
                        <text:p><text:span text:style-name="T1">[[2 1 1 3 3]</text:span></text:p>
                      </text:list-item>
                      <text:list-item>
                        <text:p><text:span text:style-name="T1"><text:s text:c="2"/></text:span><text:span text:style-name="T1">[3 1 5 6 3]</text:span></text:p>
                      </text:list-item>
                      <text:list-item>
                        <text:p><text:span text:style-name="T1"><text:s text:c="2"/></text:span><text:span text:style-name="T1">[6 5 7 7 5]</text:span></text:p>
                      </text:list-item>
                      <text:list-item>
                        <text:p><text:span text:style-name="T1"><text:s text:c="2"/></text:span><text:span text:style-name="T1">[6 8 8 9 7]</text:span></text:p>
                      </text:list-item>
                      <text:list-item>
                        <text:p><text:span text:style-name="T1"><text:s text:c="2"/></text:span><text:span text:style-name="T1">[9 9 8 9 8]]</text:span></text:p>
                      </text:list-item>
                    </text:list>
                  </text:list-item>
                  <text:list-item>
                    <text:p><text:span text:style-name="T1">print('X with sorted rows :\n', np.sort(X, axis = 1))</text:span></text:p>
                    <text:list>
                      <text:list-item>
                        <text:p><text:span text:style-name="T1">[[1 3 6 6 7]</text:span></text:p>
                      </text:list-item>
                      <text:list-item>
                        <text:p><text:span text:style-name="T1"><text:s text:c="2"/></text:span><text:span text:style-name="T1">[3 3 5 8 9]</text:span></text:p>
                      </text:list-item>
                      <text:list-item>
                        <text:p><text:span text:style-name="T1"><text:s text:c="2"/></text:span><text:span text:style-name="T1">[3 5 6 8 9]</text:span></text:p>
                      </text:list-item>
                      <text:list-item>
                        <text:p><text:span text:style-name="T1"><text:s text:c="2"/></text:span><text:span text:style-name="T1">[1 2 5 7 7]</text:span></text:p>
                      </text:list-item>
                      <text:list-item>
                        <text:p><text:span text:style-name="T1"><text:s text:c="2"/></text:span><text:span text:style-name="T1">[1 8 8 9 9]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Arithmetic Operations and Broadcasting</text:p>
          </draw:text-box>
        </draw:frame>
        <draw:frame presentation:style-name="pr5" draw:text-style-name="P8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Broadcasting – How NumPy handles element-wise arithmetic operations with ndarrays of different shapes </text:span></text:p>
                <text:list>
                  <text:list-item>
                    <text:p><text:span text:style-name="T4">Example broadcasting is used implicitly when doing arithmetic operations between scalars and ndarray</text:span></text:p>
                  </text:list-item>
                </text:list>
              </text:list-item>
              <text:list-item>
                <text:p><text:span text:style-name="T4">Examples</text:span></text:p>
                <text:list>
                  <text:list-item>
                    <text:p><text:span text:style-name="T4">x = np.array([1,2,3,4])</text:span></text:p>
                  </text:list-item>
                  <text:list-item>
                    <text:p><text:span text:style-name="T4">y = np.array([5.5,6.5,7.5,8.5])</text:span></text:p>
                  </text:list-item>
                  <text:list-item>
                    <text:p><text:span text:style-name="T4">np.add(x,y)</text:span><text:span text:style-name="T4"><text:tab/></text:span><text:span text:style-name="T4"><text:tab/></text:span><text:span text:style-name="T4"><text:tab/></text:span><text:span text:style-name="T4">produces </text:span><text:span text:style-name="T4"><text:tab/></text:span><text:span text:style-name="T4">[ 6.5 8.5 10.5 12.5]</text:span></text:p>
                  </text:list-item>
                  <text:list-item>
                    <text:p><text:span text:style-name="T4">np.subtract(x,y)</text:span><text:span text:style-name="T4"><text:tab/></text:span><text:span text:style-name="T4"><text:tab/></text:span><text:span text:style-name="T4"><text:tab/></text:span><text:span text:style-name="T4">produces</text:span><text:span text:style-name="T4"><text:tab/></text:span><text:span text:style-name="T4">[-4.5 -4.5 -4.5 -4.5]</text:span></text:p>
                  </text:list-item>
                  <text:list-item>
                    <text:p><text:span text:style-name="T4">np.multiply(x,y)</text:span><text:span text:style-name="T4"><text:tab/></text:span><text:span text:style-name="T4"><text:tab/></text:span><text:span text:style-name="T4"><text:tab/></text:span><text:span text:style-name="T4">produces </text:span><text:span text:style-name="T4"><text:tab/></text:span><text:span text:style-name="T4"> [ 5.5 13. 22.5 34. ]</text:span></text:p>
                  </text:list-item>
                  <text:list-item>
                    <text:p><text:span text:style-name="T4">np.divide(x,y)</text:span><text:span text:style-name="T4"><text:tab/></text:span><text:span text:style-name="T4"><text:tab/></text:span><text:span text:style-name="T4"><text:tab/></text:span><text:span text:style-name="T4">produces </text:span><text:span text:style-name="T4"><text:tab/></text:span><text:span text:style-name="T4">[ 0.18181818 0.30769231 0.4 0.47058824]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x = np.array([1,2,3,4]).reshape(2,2)</text:span></text:p>
                  </text:list-item>
                  <text:list-item>
                    <text:p><text:span text:style-name="T4">y = np.array([5.5,6.5,7.5,8.5]).reshape(2,2)</text:span></text:p>
                  </text:list-item>
                  <text:list-item>
                    <text:p><text:span text:style-name="T4">np.add(x,y)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produces </text:span><text:span text:style-name="T4"><text:tab/></text:span><text:span text:style-name="T4">[[ 6.5 8.5] [ 10.5 12.5]]</text:span></text:p>
                  </text:list-item>
                  <text:list-item>
                    <text:p><text:span text:style-name="T4">np.subtract(x,y)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produces</text:span><text:span text:style-name="T4"><text:tab/></text:span><text:span text:style-name="T4">[[-4.5 -4.5][-4.5 -4.5]]</text:span></text:p>
                  </text:list-item>
                  <text:list-item>
                    <text:p><text:span text:style-name="T4">np.multiply(x,y)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produces</text:span><text:span text:style-name="T4"><text:tab/></text:span><text:span text:style-name="T4">[[ 5.5 13. ] [ 22.5 34. ]]</text:span></text:p>
                  </text:list-item>
                  <text:list-item>
                    <text:p><text:span text:style-name="T4">np.divide(x,y)</text:span><text:span text:style-name="T4"><text:tab/></text:span><text:span text:style-name="T4"><text:tab/></text:span><text:span text:style-name="T4"> </text:span><text:span text:style-name="T4"><text:tab/></text:span><text:span text:style-name="T4">produces</text:span><text:span text:style-name="T4"><text:tab/></text:span><text:span text:style-name="T4">X / Y = [[ 0.18181818 0.30769231] <text:s/>[ 0.4 0.47058824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Arithmetic Operations and Broadcasting</text:p>
          </draw:text-box>
        </draw:frame>
        <draw:frame presentation:style-name="pr5" draw:text-style-name="P8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Other broacasting functions</text:span></text:p>
                <text:list>
                  <text:list-item>
                    <text:p><text:span text:style-name="T4">np.exp(x), </text:span><text:span text:style-name="T4"><text:tab/></text:span><text:span text:style-name="T4"><text:tab/></text:span><text:span text:style-name="T4">np.sqrt(x),</text:span><text:span text:style-name="T4"><text:tab/></text:span><text:span text:style-name="T4"><text:tab/></text:span><text:span text:style-name="T4">np.power(x,2)</text:span></text:p>
                  </text:list-item>
                </text:list>
              </text:list-item>
              <text:list-item>
                <text:p><text:span text:style-name="T4">Statistical Functions</text:span></text:p>
                <text:list>
                  <text:list-item>
                    <text:p><text:span text:style-name="T4">Most Statistical Operations can be done using eitehr a function or an equivalent method. <text:s/>Ex. numpy.mean and numpy.ndarray.mean emthod will return the arithmetic mean of the array elements along the given axis</text:span></text:p>
                  </text:list-item>
                  <text:list-item>
                    <text:p><text:span text:style-name="T4">Example Functions</text:span></text:p>
                    <text:list>
                      <text:list-item>
                        <text:p><text:span text:style-name="T4">X.mean()</text:span><text:span text:style-name="T4"><text:tab/></text:span><text:span text:style-name="T4"><text:tab/></text:span><text:span text:style-name="T4">X.mean(axis=0)</text:span><text:span text:style-name="T4"><text:tab/></text:span><text:span text:style-name="T4"><text:tab/></text:span><text:span text:style-name="T4"><text:tab/></text:span><text:span text:style-name="T4">X.mean(axis=1)</text:span></text:p>
                      </text:list-item>
                      <text:list-item>
                        <text:p><text:span text:style-name="T4">X.sum()</text:span><text:span text:style-name="T4"><text:tab/></text:span><text:span text:style-name="T4"><text:tab/></text:span><text:span text:style-name="T4"><text:tab/></text:span><text:span text:style-name="T4">X.sum(axis=0)</text:span><text:span text:style-name="T4"><text:tab/></text:span><text:span text:style-name="T4"><text:tab/></text:span><text:span text:style-name="T4"><text:tab/></text:span><text:span text:style-name="T4">X.sum(axis=1)</text:span></text:p>
                      </text:list-item>
                      <text:list-item>
                        <text:p><text:span text:style-name="T4">X.std()</text:span><text:span text:style-name="T4"><text:tab/></text:span><text:span text:style-name="T4"><text:tab/></text:span><text:span text:style-name="T4"><text:tab/></text:span><text:span text:style-name="T4">X.std(axis=0)</text:span><text:span text:style-name="T4"><text:tab/></text:span><text:span text:style-name="T4"><text:tab/></text:span><text:span text:style-name="T4"><text:tab/></text:span><text:span text:style-name="T4">X.sum(axis=1)</text:span></text:p>
                      </text:list-item>
                      <text:list-item>
                        <text:p><text:span text:style-name="T4">np.median(X)</text:span><text:span text:style-name="T4"><text:tab/></text:span><text:span text:style-name="T4"><text:tab/></text:span><text:span text:style-name="T4">np.median(X, axis=0)</text:span><text:span text:style-name="T4"><text:tab/></text:span><text:span text:style-name="T4"><text:tab/></text:span><text:span text:style-name="T4">np.median(X, axis = 1)</text:span></text:p>
                      </text:list-item>
                      <text:list-item>
                        <text:p><text:span text:style-name="T4">X.max()</text:span><text:span text:style-name="T4"><text:tab/></text:span><text:span text:style-name="T4"><text:tab/></text:span><text:span text:style-name="T4"><text:tab/></text:span><text:span text:style-name="T4">X.max(axis=0)</text:span><text:span text:style-name="T4"><text:tab/></text:span><text:span text:style-name="T4"><text:tab/></text:span><text:span text:style-name="T4"><text:tab/></text:span><text:span text:style-name="T4">X.max(axis=1)</text:span></text:p>
                      </text:list-item>
                      <text:list-item>
                        <text:p><text:span text:style-name="T4">X.min()</text:span><text:span text:style-name="T4"><text:tab/></text:span><text:span text:style-name="T4"><text:tab/></text:span><text:span text:style-name="T4"><text:tab/></text:span><text:span text:style-name="T4">X.min(axis=0)</text:span><text:span text:style-name="T4"><text:tab/></text:span><text:span text:style-name="T4"><text:tab/></text:span><text:span text:style-name="T4"><text:tab/></text:span><text:span text:style-name="T4">X.max(axis=1)</text:span></text:p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X = np.array([[1,2], [3,4]])</text:span></text:p>
                      </text:list-item>
                      <text:list-item>
                        <text:p><text:span text:style-name="T4">3 * X </text:span><text:span text:style-name="T4"><text:tab/></text:span><text:span text:style-name="T4">produces <text:s text:c="2"/>[[ 3 6][ 9 12]]</text:span></text:p>
                      </text:list-item>
                      <text:list-item>
                        <text:p><text:span text:style-name="T4">3 + X</text:span><text:span text:style-name="T4"><text:tab/></text:span><text:span text:style-name="T4">produces <text:s/>[[4 5] [6 7]]</text:span></text:p>
                      </text:list-item>
                      <text:list-item>
                        <text:p><text:span text:style-name="T4">X - <text:s/>3 </text:span><text:span text:style-name="T4"><text:tab/></text:span><text:span text:style-name="T4">produces <text:s/>[[-2 -1] [ 0 1]]</text:span></text:p>
                      </text:list-item>
                      <text:list-item>
                        <text:p><text:span text:style-name="T4">X / 3</text:span><text:span text:style-name="T4"><text:tab/></text:span><text:span text:style-name="T4">produces [[ 0.33333333 0.66666667] [ 1. 1.33333333]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Arithmetic Operations and Broadcasting</text:p>
          </draw:text-box>
        </draw:frame>
        <draw:frame presentation:style-name="pr5" draw:text-style-name="P8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In the above examples NumPy is working behind the scenes to broadcast 3 along the ndarray so that they the same shape</text:span></text:p>
              </text:list-item>
              <text:list-item>
                <text:p><text:span text:style-name="T4">Example – Arithmetic operations on 2-D arrays ( Compatible Shape</text:span></text:p>
                <text:list>
                  <text:list-item>
                    <text:p><text:span text:style-name="T4"># We create a rank 1 ndarray</text:span></text:p>
                  </text:list-item>
                  <text:list-item>
                    <text:p><text:span text:style-name="T4">x = np.array([1,2,3])</text:span></text:p>
                  </text:list-item>
                  <text:list-item>
                    <text:p><text:span text:style-name="T4"># We create a 3 x 3 ndarray</text:span></text:p>
                  </text:list-item>
                  <text:list-item>
                    <text:p><text:span text:style-name="T4">Y = np.array([[1,2,3],[4,5,6],[7,8,9]])</text:span></text:p>
                  </text:list-item>
                  <text:list-item>
                    <text:p><text:span text:style-name="T4"># We create a 3 x 1 ndarray</text:span></text:p>
                  </text:list-item>
                  <text:list-item>
                    <text:p><text:span text:style-name="T4">Z = np.array([1,2,3]).reshape(3,1)</text:span></text:p>
                  </text:list-item>
                  <text:list-item>
                    <text:p><text:span text:style-name="T4">x + Y produces [[ 2 4 6] [ 5 7 9] <text:s/>[ 8 10 12]]</text:span></text:p>
                  </text:list-item>
                  <text:list-item>
                    <text:p><text:span text:style-name="T4">Z + Y produces [[ 2 3 4] <text:s/>[ 6 7 8] [10 11 12]]</text:span></text:p>
                  </text:list-item>
                </text:list>
              </text:list-item>
              <text:list-item>
                <text:p><text:span text:style-name="T4">NumPy is able to add 1x3 and 3x1 ndarrays to 3x3 ndarrays by boradcasting the smaller ndarray along the big ndarray so they can have compatible shapes</text:span></text:p>
                <text:list>
                  <text:list-item>
                    <text:p><text:span text:style-name="T4">The smaller ndarray (ex. 1 x 3 ) can be expanded to the shape of the large in such a way result broadcast is unambiguous</text:span></text:p>
                  </text:list-item>
                  <text:list-item>
                    <text:p><text:span text:style-name="T4">In other the small array has to be a multiple of the larger array 1x3 * 3x1 = 3x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2-06T11:39:19.145136081</meta:creation-date>
    <dc:date>2020-12-17T03:09:18.540944151</dc:date>
    <meta:editing-duration>PT4H11M28S</meta:editing-duration>
    <meta:editing-cycles>15</meta:editing-cycles>
    <meta:generator>LibreOffice/6.3.4.2$MacOSX_X86_64 LibreOffice_project/60da17e045e08f1793c57c00ba83cdfce946d0aa</meta:generator>
    <meta:document-statistic meta:object-count="159"/>
  </office:meta>
</office:document-meta>
</file>